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background-color="transparent" loext:char-shading-value="0"/>
    </style:style>
    <style:style style:name="T4" style:family="text">
      <style:text-properties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10cc - The Things We Do For Love</text:p>
      <text:p text:style-name="Preformatted_20_Text"/>
      <text:p text:style-name="Preformatted_20_Text">Key: Bbm</text:p>
      <text:p text:style-name="Preformatted_20_Text">Capo: 1st Fret</text:p>
      <text:p text:style-name="Preformatted_20_Text">My Preferred Key: Bm</text:p>
      <text:p text:style-name="Preformatted_20_Text"/>
      <text:p text:style-name="Preformatted_20_Text">[Intro]</text:p>
      <text:p text:style-name="Preformatted_20_Text">&lt;F#/G#&gt;--- &lt;C#/G#&gt;--- <text:s text:c="7"/>.... ....</text:p>
      <text:p text:style-name="Preformatted_20_Text">&lt;F#/G#&gt;--- &lt;C#/G#&gt;--- <text:s text:c="7"/>.... ....</text:p>
      <text:p text:style-name="Preformatted_20_Text">&lt;F#/G#&gt;--- &lt;C#/G#&gt;--- <text:s text:c="7"/>.... ....</text:p>
      <text:p text:style-name="Preformatted_20_Text">&lt;G#m7&gt;... .... <text:s text:c="14"/>.... ....</text:p>
      <text:p text:style-name="Preformatted_20_Text"/>
      <text:p text:style-name="Preformatted_20_Text">[Verse]</text:p>
      <text:p text:style-name="Preformatted_20_Text">&lt;Am&gt;--- &lt;F&gt;--- <text:s text:c="14"/>Too many broken hearts have fallen in the river</text:p>
      <text:p text:style-name="Preformatted_20_Text">&lt;C&gt;-<text:span text:style-name="T4"> &lt;Em/B&gt;- &lt;D&gt;---</text:span> <text:s text:c="9"/>Too many lonely souls have drifted out to sea</text:p>
      <text:p text:style-name="Preformatted_20_Text">&lt;F&gt;--- &lt;E&gt;- <text:s text:c="17"/><text:span text:style-name="T1">You lay your bets </text:span>and then you pay the price</text:p>
      <text:p text:style-name="Preformatted_20_Text">&lt;Dm&gt;- &lt;C&gt;- &lt;Dm7&gt;- &lt;C&gt;!... <text:s text:c="3"/>The things we do for love (The things we do for love)</text:p>
      <text:p text:style-name="Preformatted_20_Text"/>
      <text:p text:style-name="Preformatted_20_Text">[Verse]</text:p>
      <text:p text:style-name="Preformatted_20_Text">&lt;Am&gt;--- &lt;F&gt;--- <text:s text:c="14"/><text:span text:style-name="T4">Communication</text:span> is the problem to the answer</text:p>
      <text:p text:style-name="Preformatted_20_Text">&lt;C&gt;- &lt;Em/B&gt;- &lt;D&gt;--- <text:s text:c="9"/>You've <text:span text:style-name="T2">got</text:span> her number and your hand is on the phone</text:p>
      <text:p text:style-name="Preformatted_20_Text">&lt;F&gt;--- &lt;E&gt;- <text:s text:c="17"/>The weather's turned and all the lines are down</text:p>
      <text:p text:style-name="Preformatted_20_Text">&lt;Dm&gt;- &lt;C&gt;- &lt;Dm7&gt;- &lt;C&gt;!... <text:s text:c="3"/>The things we do for love (The things we do for love)</text:p>
      <text:p text:style-name="Preformatted_20_Text"/>
      <text:p text:style-name="Preformatted_20_Text">[Pre-Chorus]</text:p>
      <text:p text:style-name="Preformatted_20_Text">&lt;C&gt;- &lt;C/G&gt;- <text:s text:c="17"/>Like walking in the rain and the snow</text:p>
      <text:p text:style-name="Preformatted_20_Text">&lt;C&gt;- &lt;C/G&gt;- <text:s text:c="17"/>When there's nowhere to go</text:p>
      <text:p text:style-name="Preformatted_20_Text"><text:span text:style-name="T4">&lt;Dm&gt;- &lt;C&gt;-</text:span> &lt;G&gt;--- <text:s text:c="11"/>And you're feelin' like a part of you is dying</text:p>
      <text:p text:style-name="Preformatted_20_Text">&lt;Am&gt;- &lt;C&gt;- &lt;F&gt;- &lt;D7&gt;- <text:s text:c="7"/>And you're looking for the answer in her eyes</text:p>
      <text:p text:style-name="Preformatted_20_Text">&lt;G&gt;- &lt;E&gt;- <text:s text:c="19"/>You think you're gonna break up</text:p>
      <text:p text:style-name="Preformatted_20_Text">&lt;Am&gt;- &lt;Fm&gt;--- <text:s text:c="15"/>Then she says she wants to make up</text:p>
      <text:p text:style-name="Preformatted_20_Text"/>
      <text:p text:style-name="Preformatted_20_Text">[Chorus]</text:p>
      <text:p text:style-name="Preformatted_20_Text">&lt;F#/G#&gt;--- &lt;C#/G#&gt;--- <text:s text:c="7"/>Ooh you <text:span text:style-name="T1">made</text:span> me love you</text:p>
      <text:p text:style-name="Preformatted_20_Text">&lt;F#/G#&gt;--- &lt;C#/G#&gt;--- <text:s text:c="7"/>Ooh <text:span text:style-name="T4">you've </text:span>got a way</text:p>
      <text:p text:style-name="Preformatted_20_Text">&lt;F#/G#&gt;--- &lt;C#/G#&gt;--- <text:s text:c="7"/>Ooh you had me crawling</text:p>
      <text:p text:style-name="Preformatted_20_Text">&lt;G#m7&gt;... .... <text:s text:c="14"/>Up the wall</text:p>
      <text:p text:style-name="Preformatted_20_Text"/>
      <text:p text:style-name="Preformatted_20_Text">[Solo]</text:p>
      <text:p text:style-name="Preformatted_20_Text">&lt;Am&gt;--- <text:span text:style-name="T4">&lt;F&gt;--- <text:s text:c="2"/></text:span><text:s text:c="12"/>.... ....</text:p>
      <text:p text:style-name="Preformatted_20_Text">&lt;C&gt;- &lt;Em/B&gt;- &lt;D&gt;--- <text:s text:c="9"/>.. .. ....</text:p>
      <text:p text:style-name="Preformatted_20_Text">&lt;F&gt;--- &lt;E&gt;- <text:s text:c="17"/>.... ..</text:p>
      <text:p text:style-name="Preformatted_20_Text">&lt;Dm&gt;- &lt;C&gt;- &lt;Dm7&gt;- &lt;C&gt;!... <text:s text:c="3"/>.. .. .. ....</text:p>
      <text:p text:style-name="Preformatted_20_Text"/>
      <text:p text:style-name="Preformatted_20_Text">[Pre-Chorus]</text:p>
      <text:p text:style-name="Preformatted_20_Text">&lt;C&gt;- &lt;C/G&gt;- <text:s text:c="17"/>Like walking in the rain and the snow</text:p>
      <text:p text:style-name="Preformatted_20_Text">&lt;C&gt;- &lt;C/G&gt;- <text:s text:c="17"/>When there's nowhere to go</text:p>
      <text:p text:style-name="Preformatted_20_Text">&lt;Dm&gt;- &lt;C&gt;- &lt;G&gt;--- <text:s text:c="11"/>And you're feelin' like a part of you is dying</text:p>
      <text:p text:style-name="Preformatted_20_Text">&lt;Am&gt;- &lt;C&gt;- &lt;F&gt;- &lt;D7&gt;- <text:s text:c="7"/>And you're looking for the answer in her eyes</text:p>
      <text:p text:style-name="Preformatted_20_Text"><text:span text:style-name="T2">&lt;G&gt;- </text:span>&lt;E&gt;- <text:s text:c="19"/>You think you're gonna break up</text:p>
      <text:p text:style-name="Preformatted_20_Text">&lt;Am&gt;- &lt;Fm&gt;--- <text:s text:c="15"/>Then she says she wants to make up</text:p>
      <text:p text:style-name="Preformatted_20_Text"/>
      <text:p text:style-name="Preformatted_20_Text">[Chorus]</text:p>
      <text:p text:style-name="Preformatted_20_Text">&lt;F#/G#&gt;--- &lt;C#/G#&gt;--- <text:s text:c="7"/>Ooh you <text:span text:style-name="T1">made</text:span> me love you</text:p>
      <text:p text:style-name="Preformatted_20_Text">&lt;F#/G#&gt;--- &lt;C#/G#&gt;--- <text:s text:c="7"/><text:span text:style-name="T4">Ooh you've got a way</text:span></text:p>
      <text:p text:style-name="Preformatted_20_Text">&lt;F#/G#&gt;--- &lt;C#/G#&gt;--- <text:s text:c="7"/>Ooh you had me crawling</text:p>
      <text:p text:style-name="Preformatted_20_Text"><text:span text:style-name="T4">&lt;G#m7&gt;... .... <text:s text:c="4"/></text:span><text:s text:c="10"/>Up the wall</text:p>
      <text:p text:style-name="Preformatted_20_Text"/>
      <text:p text:style-name="Preformatted_20_Text">[Verse (Last)]</text:p>
      <text:p text:style-name="Preformatted_20_Text">&lt;Am&gt;--- &lt;F&gt;--- <text:s text:c="14"/>A <text:span text:style-name="T2">compromise</text:span> would surely help the situation</text:p>
      <text:p text:style-name="Preformatted_20_Text">&lt;C&gt;- &lt;Em/B&gt;- &lt;D&gt;--- <text:s text:c="9"/><text:span text:style-name="T2">Agree to disagree</text:span> but disagree to part</text:p>
      <text:p text:style-name="Preformatted_20_Text">&lt;F&gt;--- &lt;E&gt;- <text:s text:c="17"/>When after all it's just a compromise of</text:p>
      <text:p text:style-name="Preformatted_20_Text"><text:soft-page-break/>&lt;Dm&gt;- &lt;C&gt;- &lt;Dm7&gt;- &lt;C&gt;- <text:s text:c="6"/>The things we do for love (The things we do for love)</text:p>
      <text:p text:style-name="Preformatted_20_Text"/>
      <text:p text:style-name="Preformatted_20_Text">[Outro (Fade)]</text:p>
      <text:p text:style-name="Preformatted_20_Text">&lt;Dm&gt;- &lt;C&gt;- &lt;Dm7&gt;- &lt;C&gt;- <text:s text:c="6"/>The things we do for love (The things we do for love)</text:p>
      <text:p text:style-name="Preformatted_20_Text">&lt;Dm&gt;- &lt;C&gt;- &lt;Dm7&gt;- &lt;C&gt;- <text:s text:c="6"/>The things we do for love (The things we do for love)</text:p>
      <text:p text:style-name="Preformatted_20_Text">&lt;Dm&gt;- &lt;C&gt;- &lt;Dm7&gt;- &lt;C&gt;- <text:s text:c="6"/>The things we do for love (The things we do for love)</text:p>
      <text:p text:style-name="Preformatted_20_Text"/>
      <text:p text:style-name="Preformatted_20_Text">&lt;Dm&gt;- &lt;C&gt;- &lt;Dm7&gt;- &lt;C&gt;- <text:s text:c="6"/>The things we do for love (The things we do for love)</text:p>
      <text:p text:style-name="Preformatted_20_Text">&lt;Dm&gt;- &lt;C&gt;- &lt;Dm7&gt;- &lt;C&gt;- <text:s text:c="6"/>The things we do for love (The things we do for love)</text:p>
      <text:p text:style-name="Preformatted_20_Text">&lt;Dm&gt;- &lt;C&gt;- &lt;Dm7&gt;- &lt;C&gt;- <text:s text:c="6"/>The things we do for love (The things we do for love)</text:p>
      <text:p text:style-name="Preformatted_20_Text">&lt;Dm&gt;- &lt;C&gt;- &lt;Dm7&gt;- &lt;C&gt;- <text:s text:c="6"/>The things we do for love (The things we do for love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4-09T20:58:54.457559655</dc:date>
    <meta:editing-duration>PT43M8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61" meta:word-count="501" meta:character-count="3129" meta:non-whitespace-character-count="2195"/>
  </office:meta>
</office:document-meta>
</file>